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2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31.63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34.68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38.29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formula="of:=[.I4]-[.J4]" office:value-type="float" office:value="1.15" calcext:value-type="float">
            <text:p>1,1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.05" calcext:value-type="float">
            <text:p>1,05</text:p>
          </table:table-cell>
          <table:table-cell office:value-type="float" office:value="-0.1" calcext:value-type="float">
            <text:p>-0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formula="of:=[.I5]-[.J5]" office:value-type="float" office:value="1.2" calcext:value-type="float">
            <text:p>1,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-0.1" calcext:value-type="float">
            <text:p>-0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formula="of:=[.I6]-[.J6]" office:value-type="float" office:value="1.2" calcext:value-type="float">
            <text:p>1,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-0.1" calcext:value-type="float">
            <text:p>-0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formula="of:=[.I7]-[.J7]" office:value-type="float" office:value="1.3" calcext:value-type="float">
            <text:p>1,3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-0.1" calcext:value-type="float">
            <text:p>-0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formula="of:=[.I8]-[.J8]" office:value-type="float" office:value="1.25" calcext:value-type="float">
            <text:p>1,2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office:value-type="float" office:value="-0.1" calcext:value-type="float">
            <text:p>-0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formula="of:=[.I9]-[.J9]" office:value-type="float" office:value="1.25" calcext:value-type="float">
            <text:p>1,2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office:value-type="float" office:value="-0.1" calcext:value-type="float">
            <text:p>-0,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usic_file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/Boss.og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3:11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3:17.011000000</dc:date>
    <meta:editing-duration>PT22M24S</meta:editing-duration>
    <meta:editing-cycles>22</meta:editing-cycles>
    <meta:document-statistic meta:table-count="1" meta:cell-count="74" meta:object-count="0"/>
  </office:meta>
</office:document-meta>
</file>